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98cm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cm" svg:height="11.22cm" svg:x="3.97cm" svg:y="15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91cm" svg:height="11.88cm" svg:x="6.28cm" svg:y="1.66cm">
          <text:p text:style-name="P1">Data Stor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2.97cm" svg:height="2.31cm" svg:x="11.56cm" svg:y="7.27cm">
          <text:p text:style-name="P1">SPARQL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3cm" svg:height="3.63cm" svg:x="11.23cm" svg:y="2.65cm">
          <text:p text:style-name="P1">Triplesto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13.045cm" svg:y1="7.27cm" svg:x2="12.88cm" svg:y2="6.28cm" draw:start-shape="id1" draw:start-glue-point="0" draw:end-shape="id2" draw:end-glue-point="7" svg:d="m13045 7270v-494h-165v-496">
          <text:p/>
        </draw:connector>
        <draw:custom-shape draw:style-name="gr3" draw:text-style-name="P1" xml:id="id3" draw:id="id3" draw:layer="layout" svg:width="2.31cm" svg:height="6.93cm" svg:x="7.93cm" svg:y="4.96cm">
          <text:p text:style-name="P1"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0.24cm" svg:y1="8.425cm" svg:x2="11.56cm" svg:y2="8.425cm" draw:start-shape="id3" draw:start-glue-point="1" draw:end-shape="id1" draw:end-glue-point="3" svg:d="m10240 8425h1320">
          <text:p/>
        </draw:connector>
        <draw:custom-shape draw:style-name="gr3" draw:text-style-name="P1" xml:id="id5" draw:id="id5" draw:layer="layout" svg:width="3.63cm" svg:height="3.3cm" svg:x="15.19cm" svg:y="16.51cm">
          <text:p text:style-name="P1">Fuseki/TDB</text:p>
          <text:p text:style-name="P1">(hidden port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4" draw:id="id4" draw:layer="layout" svg:width="5.94cm" svg:height="3.63cm" svg:x="14.2cm" svg:y="21.13cm">
          <text:p text:style-name="P1">Node.js</text:p>
          <text:p text:style-name="P1">digest auth </text:p>
          <text:p text:style-name="P1">prox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6" draw:id="id6" draw:layer="layout" svg:width="2.31cm" svg:height="3.63cm" svg:x="10.24cm" svg:y="21.13cm">
          <text:p text:style-name="P1">El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28cm" svg:height="2.618cm" svg:x="9.25cm" svg:y="13.232cm">
          <draw:text-box>
            <text:p text:style-name="P2"><text:span text:style-name="T1">=</text:span></text:p>
          </draw:text-box>
        </draw:frame>
        <draw:connector draw:style-name="gr6" draw:text-style-name="P1" draw:layer="layout" svg:x1="17.17cm" svg:y1="21.13cm" svg:x2="17.005cm" svg:y2="19.81cm" draw:start-shape="id4" draw:start-glue-point="4" draw:end-shape="id5" draw:end-glue-point="7" svg:d="m17170 21130v-659h-165v-661">
          <text:p/>
        </draw:connector>
        <draw:connector draw:style-name="gr6" draw:text-style-name="P1" draw:layer="layout" svg:x1="12.55cm" svg:y1="22.945cm" svg:x2="14.2cm" svg:y2="22.945cm" draw:start-shape="id6" draw:start-glue-point="1" draw:end-shape="id4" draw:end-glue-point="5" svg:d="m12550 22945h1650">
          <text:p/>
        </draw:connector>
        <draw:custom-shape draw:style-name="gr3" draw:text-style-name="P1" xml:id="id7" draw:id="id7" draw:layer="layout" svg:width="2.64cm" svg:height="3.3cm" svg:x="5.29cm" svg:y="21.46cm">
          <text:p text:style-name="P1">Apache</text:p>
          <text:p text:style-name="P1">(port 80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93cm" svg:y1="8.425cm" svg:x2="2.902cm" svg:y2="8.407cm" draw:start-shape="id3" draw:start-glue-point="3" svg:d="m7930 8425h-2764v-18h-2264">
          <text:p/>
        </draw:connector>
        <draw:connector draw:style-name="gr6" draw:text-style-name="P1" draw:layer="layout" svg:x1="1.792cm" svg:y1="23.129cm" svg:x2="5.29cm" svg:y2="23.11cm" draw:end-shape="id7" draw:end-glue-point="3" svg:d="m1792 23129h1499v-19h1999">
          <text:p/>
        </draw:connector>
        <draw:connector draw:style-name="gr6" draw:text-style-name="P1" draw:layer="layout" draw:line-skew="0.488cm" svg:x1="6.61cm" svg:y1="24.76cm" svg:x2="17.17cm" svg:y2="24.76cm" draw:start-shape="id7" draw:end-shape="id4" draw:end-glue-point="6" svg:d="m6610 24760v990h10560v-990">
          <text:p/>
        </draw:connector>
        <draw:connector draw:style-name="gr6" draw:text-style-name="P1" draw:layer="layout" svg:x1="7.93cm" svg:y1="23.11cm" svg:x2="10.24cm" svg:y2="22.945cm" draw:start-shape="id7" draw:start-glue-point="1" draw:end-shape="id6" draw:end-glue-point="3" svg:d="m7930 23110h1155v-165h11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ny Ayers</meta:initial-creator>
    <meta:creation-date>2011-08-15T13:20:52</meta:creation-date>
    <dc:date>2011-08-15T13:32:42</dc:date>
    <dc:creator>Danny Ayers</dc:creator>
    <meta:editing-duration>PT11M50S</meta:editing-duration>
    <meta:editing-cycles>2</meta:editing-cycles>
    <meta:generator>LibreOffice/3.3$Linux LibreOffice_project/330m19$Build-202</meta:generator>
    <meta:document-statistic meta:object-count="18"/>
  </office:meta>
</office:document-meta>
</file>